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c584" officeooo:paragraph-rsid="0000c58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0c584" officeooo:paragraph-rsid="0000c58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2a845" officeooo:paragraph-rsid="0002a84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6e2e7" officeooo:paragraph-rsid="0006e2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7e901" officeooo:paragraph-rsid="0007e90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9a31f" officeooo:paragraph-rsid="0009a31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c132" officeooo:paragraph-rsid="000ac13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b5553" officeooo:paragraph-rsid="000b555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c020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d934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f281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ff551" officeooo:paragraph-rsid="000ff55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22ad" officeooo:paragraph-rsid="001322a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9c3e" officeooo:paragraph-rsid="00139c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a257" officeooo:paragraph-rsid="0013a25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ac132" officeooo:paragraph-rsid="000ac13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053b2" officeooo:paragraph-rsid="001053b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ff551" officeooo:paragraph-rsid="000ff55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4eb27" officeooo:paragraph-rsid="0014eb2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692c4" officeooo:paragraph-rsid="001692c4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officeooo:rsid="001692c4" officeooo:paragraph-rsid="001692c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74933" officeooo:paragraph-rsid="0017493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80958" officeooo:paragraph-rsid="00180958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9f368" officeooo:paragraph-rsid="0019f368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a7bc0" officeooo:paragraph-rsid="001a7bc0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a81ae" officeooo:paragraph-rsid="001a81ae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b2637" officeooo:paragraph-rsid="001b2637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b9c84" officeooo:paragraph-rsid="001b9c84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cafdb" officeooo:paragraph-rsid="001cafdb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d030d" officeooo:paragraph-rsid="001d030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14eb27" officeooo:paragraph-rsid="0014eb2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74933" officeooo:paragraph-rsid="0017493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9f368" officeooo:paragraph-rsid="0019f36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2pt" style:text-underline-style="none" fo:font-weight="bold" officeooo:rsid="00174933" officeooo:paragraph-rsid="00174933" style:font-size-asian="12pt" style:font-weight-asian="bold" style:font-size-complex="12pt" style:font-weight-complex="bold"/>
    </style:style>
    <style:style style:name="T1" style:family="text">
      <style:text-properties officeooo:rsid="00012387"/>
    </style:style>
    <style:style style:name="T2" style:family="text">
      <style:text-properties officeooo:rsid="00054bae"/>
    </style:style>
    <style:style style:name="T3" style:family="text">
      <style:text-properties officeooo:rsid="0006f5ed"/>
    </style:style>
    <style:style style:name="T4" style:family="text">
      <style:text-properties style:font-name="Consolas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Consolas" fo:font-size="9pt" fo:font-style="italic" officeooo:rsid="000b5553" style:font-size-asian="9pt" style:font-style-asian="italic" style:font-size-complex="9pt" style:font-style-complex="italic"/>
    </style:style>
    <style:style style:name="T6" style:family="text">
      <style:text-properties style:font-name="Consolas" fo:font-size="9pt" fo:font-style="italic" officeooo:rsid="000d934c" style:font-size-asian="9pt" style:font-style-asian="italic" style:font-size-complex="9pt" style:font-style-complex="italic"/>
    </style:style>
    <style:style style:name="T7" style:family="text">
      <style:text-properties style:font-name="Consolas" fo:font-size="9pt" fo:font-style="italic" officeooo:rsid="000f2812" style:font-size-asian="9pt" style:font-style-asian="italic" style:font-size-complex="9pt" style:font-style-complex="italic"/>
    </style:style>
    <style:style style:name="T8" style:family="text">
      <style:text-properties officeooo:rsid="000d934c"/>
    </style:style>
    <style:style style:name="T9" style:family="text">
      <style:text-properties officeooo:rsid="000f2812"/>
    </style:style>
    <style:style style:name="T10" style:family="text">
      <style:text-properties officeooo:rsid="00123877"/>
    </style:style>
    <style:style style:name="T11" style:family="text">
      <style:text-properties officeooo:rsid="001505d5"/>
    </style:style>
    <style:style style:name="T12" style:family="text">
      <style:text-properties officeooo:rsid="001692c4"/>
    </style:style>
    <style:style style:name="T13" style:family="text">
      <style:text-properties officeooo:rsid="001800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ros:</text:p>
      <text:p text:style-name="P2">Un fichero es una porción de datos contigua (un dato a continuación de otro), <text:span text:style-name="T1">la capacidad de datos del fichero depende del espacio del disco y la gestión de SO. C# tiene un espacio de nombre propio para gestionar los ficheros “System.IO”. En Windows el nombre de un fichero consta de dos partes el nombre y la extensión (Para acceder a él habría que poner la ruta completa “nombre.extension”.</text:span></text:p>
      <text:p text:style-name="P2"/>
      <text:p text:style-name="P3">Los ficheros se guardan dentro de otros ficheros especiales llamados directorios, estos no son más que otro tipo de fichero pensado para almacenar más ficheros o directorios. <text:span text:style-name="T2">Se admiten 248 caracteres para nombrar un directorio.</text:span></text:p>
      <text:p text:style-name="P3"/>
      <text:p text:style-name="P4">La barra \ no puede ser parte del nombre del ficheros, <text:span text:style-name="T3">el <text:s/>nombre completo hasta el fichero se llama ruta. Puede ser absoluta o relativa, empezando la absoluta siempre en el directorio raíz y la relativa en el directorio donde se intenta acceder a la ruta.</text:span></text:p>
      <text:p text:style-name="P4"/>
      <text:p text:style-name="P5">Si el recurso esta en un servidor la ruta sería <text:a xlink:type="simple" xlink:href="file://servidor/dir1/dir2/archivo.extensión" text:style-name="Internet_20_link" text:visited-style-name="Visited_20_Internet_20_Link">\\servidor\dir1\dir2\archivo.extensión</text:a> </text:p>
      <text:p text:style-name="P5"/>
      <text:p text:style-name="P16">Clases que administran archivos:</text:p>
      <text:p text:style-name="P6"/>
      <text:p text:style-name="P7"><text:span text:style-name="T4">Stream </text:span><text:tab/><text:tab/>→ Maneja secuencias de bytes (es abstracta).</text:p>
      <text:p text:style-name="P7"><text:span text:style-name="T4">BinaryReader </text:span><text:tab/>→ Lee datos con formato binario.</text:p>
      <text:p text:style-name="P7"><text:span text:style-name="T4">BinaryWriter</text:span> <text:tab/>→ Escribe en la salida con formato binario.</text:p>
      <text:p text:style-name="P7"><text:span text:style-name="T4">Directory </text:span><text:tab/>→ Es estática, gestiona la manipulación de directorios (crea, borra, modifica, accede, etc).</text:p>
      <text:p text:style-name="P7"><text:span text:style-name="T4">DirectoryInfo </text:span><text:tab/>→ Similar a Directory solo que esta se instancia. Gestiona directorios a través de ella misma.</text:p>
      <text:p text:style-name="P7"><text:span text:style-name="T4">Drive</text:span><text:span text:style-name="T5">Info</text:span><text:tab/>→ Proporciona información a sobre los dispositivos de almacenamiento.</text:p>
      <text:p text:style-name="P8"><text:span text:style-name="T4">File <text:tab/></text:span><text:tab/>→ Ayuda <text:s/>a la manipulación de ficheros (es estática).</text:p>
      <text:p text:style-name="P9"><text:span text:style-name="T4">FileInfo</text:span><text:tab/>→ versión no estática de file.</text:p>
      <text:p text:style-name="P9"><text:span text:style-name="T4">Path</text:span><text:tab/><text:tab/>→ Realiza operaciones con strings que representan rutas.</text:p>
      <text:p text:style-name="P10"><text:span text:style-name="T6">StreamReader</text:span><text:tab/>→ <text:span text:style-name="T8">Lee caracteres de un flujo de bytes.</text:span></text:p>
      <text:p text:style-name="P10"><text:span text:style-name="T6">StreamWriter</text:span><text:tab/>→ <text:span text:style-name="T8">Escribe caracteres de un flujo de bytes.</text:span></text:p>
      <text:p text:style-name="P11"><text:span text:style-name="T6">Str</text:span><text:span text:style-name="T7">ing</text:span><text:span text:style-name="T6">Reader</text:span><text:tab/>→ <text:span text:style-name="T9">Gestiona la entrada de texto.</text:span></text:p>
      <text:p text:style-name="P11"><text:span text:style-name="T6">Str</text:span><text:span text:style-name="T7">ing</text:span><text:span text:style-name="T6">Writer</text:span><text:tab/>→ <text:span text:style-name="T9">Gestiona la salida de texto.</text:span></text:p>
      <text:p text:style-name="P11"/>
      <text:p text:style-name="P18">Path:</text:p>
      <text:p text:style-name="P12">Es una clase estática que tiene un conjunto de miembros estáticos que contiene información sobre ruta de archivos / carpetas y contiene rutas para distintas plataformas. Esto lo hace mediante strings que representan la ruta.</text:p>
      <text:p text:style-name="P12"/>
      <text:p text:style-name="P17">Tiene un conjunto de <text:span text:style-name="T10">miembros:</text:span></text:p>
      <text:p text:style-name="P13">ChangeExtension: Cambia la ruta y la extensión.</text:p>
      <text:p text:style-name="P13">Combine: monta una ruta a partir de dos rutas (si se puede).</text:p>
      <text:p text:style-name="P13">GetDirectoryName: Devuelve el nombre del directorio de X ruta.</text:p>
      <text:p text:style-name="P14">GetFileName: Devuelve el nombre de archivo con su extensión.</text:p>
      <text:p text:style-name="P15">GetFileNameWithoutExtensión: Devuelve el nombre del archivo sin extensión.</text:p>
      <text:p text:style-name="P15">GetPathRoot: Devuelve el directorio raíz.</text:p>
      <text:p text:style-name="P15"/>
      <text:p text:style-name="P15"/>
      <text:p text:style-name="P31"><text:soft-page-break/><text:span text:style-name="T12">Drive</text:span>Info:</text:p>
      <text:p text:style-name="P19">Proporciona <text:span text:style-name="T11">información</text:span> de las <text:span text:style-name="T11">unidades de almacenamiento. La clase no es estática pero tiene un método estático que es una colección de dispositivos DriveInfo (el método es GetDrives).</text:span></text:p>
      <text:p text:style-name="P19"/>
      <text:p text:style-name="P19"/>
      <text:p text:style-name="P20">Datos que podemos saber:</text:p>
      <text:list xml:id="list605782810" text:style-name="L1">
        <text:list-item>
          <text:p text:style-name="P21">Cantidad de memoria total y disponible en la unidad.</text:p>
        </text:list-item>
        <text:list-item>
          <text:p text:style-name="P21">El formato de la unidad.</text:p>
        </text:list-item>
        <text:list-item>
          <text:p text:style-name="P21">El nombre de la unidad.</text:p>
        </text:list-item>
        <text:list-item>
          <text:p text:style-name="P21">El nombre del volumen de la unidad.</text:p>
        </text:list-item>
        <text:list-item>
          <text:p text:style-name="P21">El directorio raíz de la unidad.</text:p>
        </text:list-item>
      </text:list>
      <text:p text:style-name="P20"/>
      <text:p text:style-name="P20"/>
      <text:p text:style-name="P34">File</text:p>
      <text:p text:style-name="P22">Es una clase estática y permite realizar operaciones con ficheros como crear, borrar, renombrar, ver sus atributos (lectura, escritura, oculto, etc), conjunto de información basada en fecha y tempo para saber sus TimeStamps (fechas acceso, modificación y creación). <text:span text:style-name="T13">También permite acceder al fichero y modificarlo / leerlo.</text:span></text:p>
      <text:p text:style-name="P22"/>
      <text:p text:style-name="P23">Es similar a FileInfo con la diferencia de que File es estática y FileInfo no.</text:p>
      <text:p text:style-name="P32"/>
      <text:p text:style-name="P33">Métodos:</text:p>
      <text:list xml:id="list3229172494" text:style-name="L2">
        <text:list-item>
          <text:p text:style-name="P24">Copy: Copia un fichero a otro (con la sobrecarga puede sobrescribir).</text:p>
        </text:list-item>
        <text:list-item>
          <text:p text:style-name="P25">Create: Crea un fichero en una ruta dada.</text:p>
        </text:list-item>
        <text:list-item>
          <text:p text:style-name="P25">Delete: Elimina el archivo especificado.</text:p>
        </text:list-item>
        <text:list-item>
          <text:p text:style-name="P26">Exist: Comprueba que existe un archivo en X ruta.</text:p>
        </text:list-item>
        <text:list-item>
          <text:p text:style-name="P27">Move: Mueve el archivo desde un origen a un destino.</text:p>
        </text:list-item>
        <text:list-item>
          <text:p text:style-name="P27">Replace: Reemplaza el contenido de un archivo con el contenido de otro fichero.</text:p>
        </text:list-item>
        <text:list-item>
          <text:p text:style-name="P28">SetAttributes: Establece los atributos de un archivo.</text:p>
        </text:list-item>
        <text:list-item>
          <text:p text:style-name="P29">SetCreationTime: Establece la fecha-hora de creación del fichero.</text:p>
        </text:list-item>
        <text:list-item>
          <text:p text:style-name="P30">AppendAllText: Añade un string al final de un archivo en <text:s/>X ru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2-21T12:54:26.244000000</dc:date>
    <meta:editing-duration>PT2H55M29S</meta:editing-duration>
    <meta:editing-cycles>3</meta:editing-cycles>
    <meta:document-statistic meta:table-count="0" meta:image-count="0" meta:object-count="0" meta:page-count="2" meta:paragraph-count="49" meta:word-count="606" meta:character-count="3735" meta:non-whitespace-character-count="3179"/>
  </office:meta>
</office:document-meta>
</file>